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94.07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40.34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32.17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8"/>
    <style:style style:name="ce8" style:family="table-cell" style:parent-style-name="Default" style:data-style-name="N109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09"/>
    <style:style style:name="ce10" style:family="table-cell" style:parent-style-name="Default" style:data-style-name="N108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110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110"/>
  </office:automatic-styles>
  <office:body>
    <office:spreadsheet>
      <table:calculation-settings table:automatic-find-labels="false"/>
      <table:table table:name="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BOM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" table:default-cell-style-name="ce7"/>
        <table:table-column table:style-name="co1" table:number-columns-repeated="2" table:default-cell-style-name="Default"/>
        <table:table-column table:style-name="co10" table:default-cell-style-name="ce12"/>
        <table:table-row table:style-name="ro1">
          <table:table-cell table:style-name="ce2" table:number-columns-repeated="6"/>
          <table:table-cell table:style-name="ce8"/>
          <table:table-cell table:style-name="ce10"/>
          <table:table-cell table:style-name="ce2" table:number-columns-repeated="2"/>
          <table:table-cell table:style-name="ce11" table:formula="of:=SUM([.K3:.K38])" office:value-type="currency" office:currency="EUR" office:value="83.3738" calcext:value-type="currency">
            <text:p>€ 83,3738</text:p>
          </table:table-cell>
        </table:table-row>
        <table:table-row table:style-name="ro1"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art no</text:p>
          </table:table-cell>
          <table:table-cell table:style-name="ce8" office:value-type="string" calcext:value-type="string">
            <text:p>Cost/unit</text:p>
          </table:table-cell>
          <table:table-cell table:style-name="ce10" office:value-type="string" calcext:value-type="string">
            <text:p>Cost/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inimum N</text:p>
          </table:table-cell>
          <table:table-cell table:style-name="ce11" office:value-type="string" calcext:value-type="string">
            <text:p>Total cost / boar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multicomp/mcwr06x1002ftl/res-thick-film-10k-1-0-1w-0603/dp/2447230" xlink:type="simple">2447230</text:a></text:p>
          </table:table-cell>
          <table:table-cell table:formula="of:=[.H4]/[.I4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multicomp/mcwr06x1203ftl/res-thick-film-120kohm-1-0-1w/dp/2447239" xlink:type="simple">2447239</text:a></text:p>
          </table:table-cell>
          <table:table-cell table:formula="of:=[.H5]/[.I5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multicomp/mcwr06x2872ftl/res-thick-film-28-7kohm-1-0-1w/dp/2447318" xlink:type="simple">2447318</text:a></text:p>
          </table:table-cell>
          <table:table-cell table:formula="of:=[.H6]/[.I6]" office:value-type="currency" office:currency="EUR" office:value="0.0036" calcext:value-type="currency">
            <text:p>€ 0,0036</text:p>
          </table:table-cell>
          <table:table-cell office:value-type="currency" office:currency="EUR" office:value="0.036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432" calcext:value-type="currency">
            <text:p>€ 0,043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multicomp/mcwr06x6802ftl/res-thick-film-68kohm-1-0-1w/dp/2447420" xlink:type="simple">2447420</text:a></text:p>
          </table:table-cell>
          <table:table-cell table:formula="of:=[.H7]/[.I7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23, R24, R25, R32, R33, R34</text:p>
          </table:table-cell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multicomp/mcwr06x1003ftl/res-thick-film-100k-1-0-1w-0603/dp/2447226" xlink:type="simple">2447226</text:a></text:p>
          </table:table-cell>
          <table:table-cell table:formula="of:=[.H8]/[.I8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*[.G8]" office:value-type="currency" office:currency="EUR" office:value="0.021" calcext:value-type="currency">
            <text:p>€ 0,0210</text:p>
          </table:table-cell>
        </table:table-row>
        <table:table-row table:style-name="ro1">
          <table:table-cell office:value-type="string" calcext:value-type="string">
            <text:p>R19, R17, R21, R30, R28, R26</text:p>
          </table:table-cell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multicomp/mcwr06x1503ftl/res-thick-film-150kohm-1-0-1w/dp/2447254" xlink:type="simple">2447254</text:a></text:p>
          </table:table-cell>
          <table:table-cell table:formula="of:=[.H9]/[.I9]" office:value-type="currency" office:currency="EUR" office:value="0.0037" calcext:value-type="currency">
            <text:p>€ 0,0037</text:p>
          </table:table-cell>
          <table:table-cell office:value-type="currency" office:currency="EUR" office:value="0.037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0222" calcext:value-type="currency">
            <text:p>€ 0,0222</text:p>
          </table:table-cell>
        </table:table-row>
        <table:table-row table:style-name="ro1">
          <table:table-cell office:value-type="string" calcext:value-type="string">
            <text:p>R20, R18, R22, R31, R29, R27</text:p>
          </table:table-cell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multicomp/mcwr06x2003ftl/res-thick-film-200kohm-1-0-1w/dp/2447291" xlink:type="simple">2447291</text:a></text:p>
          </table:table-cell>
          <table:table-cell table:formula="of:=[.H10]/[.I10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0]*[.G10]" office:value-type="currency" office:currency="EUR" office:value="0.021" calcext:value-type="currency">
            <text:p>€ 0,0210</text:p>
          </table:table-cell>
        </table:table-row>
        <table:table-row table:style-name="ro1">
          <table:table-cell table:number-columns-repeated="5"/>
          <table:table-cell table:style-name="ce6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740612" calcext:value-type="float">
            <text:p>1740612</text:p>
          </table:table-cell>
          <table:table-cell table:formula="of:=[.H13]/[.I13]" office:value-type="currency" office:currency="EUR" office:value="0.0531" calcext:value-type="currency">
            <text:p>€ 0,0531</text:p>
          </table:table-cell>
          <table:table-cell office:value-type="currency" office:currency="EUR" office:value="0.531" calcext:value-type="currency">
            <text:p>€ 0,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.1062" calcext:value-type="currency">
            <text:p>€ 0,1062</text:p>
          </table:table-cell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multicomp/mc1206b105k160ct/cap-mlcc-x7r-1uf-16v-1206/dp/1759436" xlink:type="simple">1759436</text:a></text:p>
          </table:table-cell>
          <table:table-cell table:formula="of:=[.H14]/[.I14]" office:value-type="currency" office:currency="EUR" office:value="0.0587" calcext:value-type="currency">
            <text:p>€ 0,0587</text:p>
          </table:table-cell>
          <table:table-cell office:value-type="currency" office:currency="EUR" office:value="0.587" calcext:value-type="currency">
            <text:p>€ 0,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.3522" calcext:value-type="currency">
            <text:p>€ 0,3522</text:p>
          </table:table-cell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430948" calcext:value-type="float">
            <text:p>430948</text:p>
          </table:table-cell>
          <table:table-cell table:formula="of:=[.H15]/[.I15]" office:value-type="currency" office:currency="EUR" office:value="0.0369" calcext:value-type="currency">
            <text:p>€ 0,0369</text:p>
          </table:table-cell>
          <table:table-cell office:value-type="currency" office:currency="EUR" office:value="0.0369" calcext:value-type="currency">
            <text:p>€ 0,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2214" calcext:value-type="currency">
            <text:p>€ 0,2214</text:p>
          </table:table-cell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walsin/0603n471j500ct/capacitor-mlcc-np0-470pf-50v-0603/dp/2496906" xlink:type="simple">2496906</text:a></text:p>
          </table:table-cell>
          <table:table-cell table:formula="of:=[.H16]/[.I16]" office:value-type="currency" office:currency="EUR" office:value="0.0241" calcext:value-type="currency">
            <text:p>€ 0,0241</text:p>
          </table:table-cell>
          <table:table-cell office:value-type="currency" office:currency="EUR" office:value="0.0241" calcext:value-type="currency">
            <text:p>€ 0,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6]*[.G16]" office:value-type="currency" office:currency="EUR" office:value="0.1446" calcext:value-type="currency">
            <text:p>€ 0,1446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style-name="ce4" office:value-type="string" calcext:value-type="string">
            <text:p>value??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/>
          <table:table-cell table:formula="of:=[.H17]/[.I17]" office:value-type="currency" office:currency="EUR" office:value="0" calcext:value-type="currency">
            <text:p>€ 0,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7]*[.G17]" office:value-type="currency" office:currency="EUR" office:value="0" calcext:value-type="currency">
            <text:p>€ 0,0000</text:p>
          </table:table-cell>
        </table:table-row>
        <table:table-row table:style-name="ro1">
          <table:table-cell office:value-type="string" calcext:value-type="string">
            <text:p>C23, C24</text:p>
          </table:table-cell>
          <table:table-cell table:style-name="ce4" office:value-type="string" calcext:value-type="string">
            <text:p>value??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/>
          <table:table-cell table:formula="of:=[.H18]/[.I18]" office:value-type="currency" office:currency="EUR" office:value="0" calcext:value-type="currency">
            <text:p>€ 0,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8]*[.G18]" office:value-type="currency" office:currency="EUR" office:value="0" calcext:value-type="currency">
            <text:p>€ 0,0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605572" calcext:value-type="float">
            <text:p>1605572</text:p>
          </table:table-cell>
          <table:table-cell table:formula="of:=[.H20]/[.I20]" office:value-type="currency" office:currency="EUR" office:value="0.34" calcext:value-type="currency">
            <text:p>€ 0,3400</text:p>
          </table:table-cell>
          <table:table-cell office:value-type="currency" office:currency="EUR" office:value="3.4" calcext:value-type="currency">
            <text:p>€ 3,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0]*[.G20]" office:value-type="currency" office:currency="EUR" office:value="0.68" calcext:value-type="currency">
            <text:p>€ 0,680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668339" calcext:value-type="float">
            <text:p>1668339</text:p>
          </table:table-cell>
          <table:table-cell table:formula="of:=[.H21]/[.I21]" office:value-type="currency" office:currency="EUR" office:value="0.882" calcext:value-type="currency">
            <text:p>€ 0,8820</text:p>
          </table:table-cell>
          <table:table-cell office:value-type="currency" office:currency="EUR" office:value="0.882" calcext:value-type="currency">
            <text:p>€ 0,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*[.G21]" office:value-type="currency" office:currency="EUR" office:value="0.882" calcext:value-type="currency">
            <text:p>€ 0,882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samtec/tsw-123-07-t-d/connector-header-46pos-2row-2/dp/2505042" xlink:type="simple">2505042</text:a></text:p>
          </table:table-cell>
          <table:table-cell table:formula="of:=[.H22]/[.I22]" office:value-type="currency" office:currency="EUR" office:value="2.24" calcext:value-type="currency">
            <text:p>€ 2,2400</text:p>
          </table:table-cell>
          <table:table-cell office:value-type="currency" office:currency="EUR" office:value="2.24" calcext:value-type="currency">
            <text:p>€ 2,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22]*[.G22]" office:value-type="currency" office:currency="EUR" office:value="4.48" calcext:value-type="currency">
            <text:p>€ 4,48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6" office:value-type="string" calcext:value-type="string">
            <text:p><text:a xlink:href="http://nl.farnell.com/harwin/m20-9991045/connector-header-tht-2-54mm-10way/dp/1022259" xlink:type="simple">1022259</text:a></text:p>
          </table:table-cell>
          <table:table-cell table:formula="of:=[.H24]/[.I24]" office:value-type="currency" office:currency="EUR" office:value="0.326" calcext:value-type="currency">
            <text:p>€ 0,3260</text:p>
          </table:table-cell>
          <table:table-cell office:value-type="currency" office:currency="EUR" office:value="0.326" calcext:value-type="currency">
            <text:p>€ 0,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4]*[.G24]" office:value-type="currency" office:currency="EUR" office:value="0.326" calcext:value-type="currency">
            <text:p>€ 0,3260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table:style-name="ce6" office:value-type="float" office:value="2079522" calcext:value-type="float">
            <text:p>2079522</text:p>
          </table:table-cell>
          <table:table-cell table:formula="of:=[.H25]/[.I25]" office:value-type="currency" office:currency="EUR" office:value="0.479" calcext:value-type="currency">
            <text:p>€ 0,4790</text:p>
          </table:table-cell>
          <table:table-cell office:value-type="currency" office:currency="EUR" office:value="0.479" calcext:value-type="currency">
            <text:p>€ 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G25]" office:value-type="currency" office:currency="EUR" office:value="0.958" calcext:value-type="currency">
            <text:p>€ 0,958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, P5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112482" calcext:value-type="float">
            <text:p>2112482</text:p>
          </table:table-cell>
          <table:table-cell table:formula="of:=[.H28]/[.I28]" office:value-type="currency" office:currency="EUR" office:value="1.01" calcext:value-type="currency">
            <text:p>€ 1,0100</text:p>
          </table:table-cell>
          <table:table-cell office:value-type="currency" office:currency="EUR" office:value="1.01" calcext:value-type="currency">
            <text:p>€ 1,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*[.G28]" office:value-type="currency" office:currency="EUR" office:value="1.01" calcext:value-type="currency">
            <text:p>€ 1,010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215303" calcext:value-type="float">
            <text:p>2215303</text:p>
          </table:table-cell>
          <table:table-cell table:formula="of:=[.H29]/[.I29]" office:value-type="currency" office:currency="EUR" office:value="0.572" calcext:value-type="currency">
            <text:p>€ 0,5720</text:p>
          </table:table-cell>
          <table:table-cell office:value-type="currency" office:currency="EUR" office:value="0.572" calcext:value-type="currency">
            <text:p>€ 0,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G29]" office:value-type="currency" office:currency="EUR" office:value="0.572" calcext:value-type="currency">
            <text:p>€ 0,572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table:style-name="ce6" office:value-type="float" office:value="1216980" calcext:value-type="float">
            <text:p>1216980</text:p>
          </table:table-cell>
          <table:table-cell table:formula="of:=[.H32]/[.I32]" office:value-type="currency" office:currency="EUR" office:value="1.09" calcext:value-type="currency">
            <text:p>€ 1,0900</text:p>
          </table:table-cell>
          <table:table-cell office:value-type="currency" office:currency="EUR" office:value="10.9" calcext:value-type="currency">
            <text:p>€ 10,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G32]" office:value-type="currency" office:currency="EUR" office:value="3.27" calcext:value-type="currency">
            <text:p>€ 3,2700</text:p>
          </table:table-cell>
        </table:table-row>
        <table:table-row table:style-name="ro1">
          <table:table-cell table:style-name="ce3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6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,3500</text:p>
          </table:table-cell>
          <table:table-cell table:number-columns-repeated="3"/>
          <table:table-cell table:formula="of:=[.C34]*[.G34]" office:value-type="currency" office:currency="EUR" office:value="7.35" calcext:value-type="currency">
            <text:p>€ 7,35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36]/[.I36]" office:value-type="currency" office:currency="EUR" office:value="19.2" calcext:value-type="currency">
            <text:p>€ 19,2000</text:p>
          </table:table-cell>
          <table:table-cell office:value-type="currency" office:currency="EUR" office:value="192" calcext:value-type="currency">
            <text:p>€ 192,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57.6" calcext:value-type="currency">
            <text:p>€ 57,6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7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,3000</text:p>
          </table:table-cell>
          <table:table-cell table:number-columns-repeated="3"/>
          <table:table-cell table:formula="of:=[.C38]*[.G38]" office:value-type="currency" office:currency="EUR" office:value="5.3" calcext:value-type="currency">
            <text:p>€ 5,3000</text:p>
          </table:table-cell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,5300</text:p>
          </table:table-cell>
          <table:table-cell table:number-columns-repeated="3"/>
          <table:table-cell table:formula="of:=[.C39]*[.G39]" office:value-type="currency" office:currency="EUR" office:value="4.59" calcext:value-type="currency">
            <text:p>€ 4,59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table:number-columns-repeated="5"/>
          <table:table-cell table:formula="of:=[.C41]*[.G41]" office:value-type="currency" office:currency="EUR" office:value="0" calcext:value-type="currency">
            <text:p>€ 0,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ttp://nl.farnell.com/webapp/wcs/stores/servlet/Search?catalogId=15001&amp;langId=31&amp;storeId=10168&amp;categoryId=700000004853&amp;eq=N%3D203366%2B2021%26amp%3BNs%3DP_STORE_MARKETING_RANK_FARNELL_NL%257c0%257c%257cP_MAN_PART_NUM%257c0%26amp%3BNtpc%3D1%26amp%3BNtpr%3D1&amp;showResults=true&amp;aa=true&amp;sf=432,502,721&amp;pf=110093060&amp;vw=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6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,3700</text:p>
          </table:table-cell>
          <table:table-cell table:number-columns-repeated="3"/>
          <table:table-cell table:formula="of:=[.C43]*[.G43]" office:value-type="currency" office:currency="EUR" office:value="2.37" calcext:value-type="currency">
            <text:p>€ 2,37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6" table:number-rows-spanned="1">
            <text:p>BATTERY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5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09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-00-0000</text:date>, <text:time style:data-style-name="N2" text:time-value="13:01:23.914980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0-20T18:46:30.396109220</dc:date>
    <meta:editing-duration>PT5H45M59S</meta:editing-duration>
    <meta:editing-cycles>98</meta:editing-cycles>
    <meta:generator>LibreOffice/5.1.4.2$Linux_X86_64 LibreOffice_project/10m0$Build-2</meta:generator>
    <meta:document-statistic meta:table-count="2" meta:cell-count="611" meta:object-count="0"/>
  </office:meta>
</office:document-meta>
</file>